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3.2791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4984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3.2465in"/>
    </style:style>
    <style:style style:name="co9" style:family="table-column">
      <style:table-column-properties fo:break-before="auto" style:column-width="1.3563in"/>
    </style:style>
    <style:style style:name="co10" style:family="table-column">
      <style:table-column-properties fo:break-before="auto" style:column-width="1.3236in"/>
    </style:style>
    <style:style style:name="co11" style:family="table-column">
      <style:table-column-properties fo:break-before="auto" style:column-width="0.9634in"/>
    </style:style>
    <style:style style:name="co12" style:family="table-column">
      <style:table-column-properties fo:break-before="auto" style:column-width="2.1319in"/>
    </style:style>
    <style:style style:name="co13" style:family="table-column">
      <style:table-column-properties fo:break-before="auto" style:column-width="1.9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Charac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51" table:default-cell-style-name="Default"/>
        <table:table-row table:style-name="ro1">
          <table:table-cell/>
          <table:table-cell office:value-type="string">
            <text:p>Aichi</text:p>
          </table:table-cell>
          <table:table-cell office:value-type="string">
            <text:p>Taira</text:p>
          </table:table-cell>
          <table:table-cell office:value-type="string">
            <text:p>Patrick</text:p>
          </table:table-cell>
          <table:table-cell office:value-type="string">
            <text:p>monk playwright, belongs to Benshi's orde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iko</text:p>
          </table:table-cell>
          <table:table-cell office:value-type="string">
            <text:p>Taira</text:p>
          </table:table-cell>
          <table:table-cell/>
          <table:table-cell office:value-type="string">
            <text:p>moneylender, couldn't collect &gt;3x loans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Akaharu</text:p>
          </table:table-cell>
          <table:table-cell office:value-type="string">
            <text:p>Kenji</text:p>
          </table:table-cell>
          <table:table-cell office:value-type="string">
            <text:p>Eli</text:p>
          </table:table-cell>
          <table:table-cell office:value-type="string">
            <text:p>duelist k.o.'d by Tsuyokatsu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Akimitsu</text:p>
          </table:table-cell>
          <table:table-cell office:value-type="string">
            <text:p>Jotsu</text:p>
          </table:table-cell>
          <table:table-cell office:value-type="string">
            <text:p>Eli</text:p>
          </table:table-cell>
          <table:table-cell office:value-type="string">
            <text:p>captain, former lieutenant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Akio</text:p>
          </table:table-cell>
          <table:table-cell office:value-type="string">
            <text:p>Kenji</text:p>
          </table:table-cell>
          <table:table-cell/>
          <table:table-cell office:value-type="string">
            <text:p>sergeant who extorted fruit merchant, spy for Suzu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tsumaru</text:p>
          </table:table-cell>
          <table:table-cell/>
          <table:table-cell office:value-type="string">
            <text:p>Eli</text:p>
          </table:table-cell>
          <table:table-cell office:value-type="string">
            <text:p>monk; retired Damasu county magistrate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Ayaka</text:p>
          </table:table-cell>
          <table:table-cell office:value-type="string">
            <text:p>Taira</text:p>
          </table:table-cell>
          <table:table-cell/>
          <table:table-cell office:value-type="string">
            <text:p>lieutenant of disgraced magistrate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1" office:value-type="string">
            <text:p>Baiten</text:p>
          </table:table-cell>
          <table:table-cell table:style-name="ce1"/>
          <table:table-cell table:style-name="ce1" office:value-type="string">
            <text:p>Eli</text:p>
          </table:table-cell>
          <table:table-cell table:style-name="ce1" office:value-type="string">
            <text:p>millennialist monk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enshi</text:p>
          </table:table-cell>
          <table:table-cell/>
          <table:table-cell office:value-type="string">
            <text:p>Eli</text:p>
          </table:table-cell>
          <table:table-cell office:value-type="string">
            <text:p>Crane abbot, coming to take over monasteries</text:p>
          </table:table-cell>
          <table:table-cell table:number-columns-repeated="251"/>
        </table:table-row>
        <table:table-row table:style-name="ro1">
          <table:table-cell office:value-type="string">
            <text:p>Kachimushi</text:p>
          </table:table-cell>
          <table:table-cell office:value-type="string">
            <text:p>Bonnokimi</text:p>
          </table:table-cell>
          <table:table-cell/>
          <table:table-cell office:value-type="string">
            <text:p>Eli</text:p>
          </table:table-cell>
          <table:table-cell office:value-type="string">
            <text:p>daimyo's yojimbo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ikuame</text:p>
          </table:table-cell>
          <table:table-cell office:value-type="string">
            <text:p>Kenji</text:p>
          </table:table-cell>
          <table:table-cell office:value-type="string">
            <text:p>Eli</text:p>
          </table:table-cell>
          <table:table-cell office:value-type="string">
            <text:p>gang leader, argued for wheat protest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hikuyoshi</text:p>
          </table:table-cell>
          <table:table-cell office:value-type="string">
            <text:p>Suzuki</text:p>
          </table:table-cell>
          <table:table-cell office:value-type="string">
            <text:p>Patrick</text:p>
          </table:table-cell>
          <table:table-cell office:value-type="string">
            <text:p>grocer, forced to sell at low price to eta by Benshi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Chiyokami</text:p>
          </table:table-cell>
          <table:table-cell office:value-type="string">
            <text:p>Taira</text:p>
          </table:table-cell>
          <table:table-cell office:value-type="string">
            <text:p>Patrick</text:p>
          </table:table-cell>
          <table:table-cell table:style-name="ce3" office:value-type="string">
            <text:p>sassy female duelist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Chuto</text:p>
          </table:table-cell>
          <table:table-cell/>
          <table:table-cell office:value-type="string">
            <text:p>Patrick</text:p>
          </table:table-cell>
          <table:table-cell office:value-type="string">
            <text:p>retired Tsume general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2" office:value-type="string">
            <text:p>Daisuke</text:p>
          </table:table-cell>
          <table:table-cell table:style-name="ce2" office:value-type="string">
            <text:p>Taira</text:p>
          </table:table-cell>
          <table:table-cell table:style-name="ce2"/>
          <table:table-cell table:style-name="ce2" office:value-type="string">
            <text:p>gang leader, argued for debt forgiveness (raid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mi</text:p>
          </table:table-cell>
          <table:table-cell office:value-type="string">
            <text:p>Taira</text:p>
          </table:table-cell>
          <table:table-cell/>
          <table:table-cell office:value-type="string">
            <text:p>monk clerk hired by Taira, now asst. to Atsumaru</text:p>
          </table:table-cell>
          <table:table-cell table:number-columns-repeated="251"/>
        </table:table-row>
        <table:table-row table:style-name="ro1">
          <table:table-cell office:value-type="string">
            <text:p>Hantei</text:p>
          </table:table-cell>
          <table:table-cell office:value-type="string">
            <text:p>Fukuhachi</text:p>
          </table:table-cell>
          <table:table-cell/>
          <table:table-cell office:value-type="string">
            <text:p>Patrick</text:p>
          </table:table-cell>
          <table:table-cell office:value-type="string">
            <text:p>Prince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2" office:value-type="string">
            <text:p>Ginmochi</text:p>
          </table:table-cell>
          <table:table-cell table:style-name="ce2" office:value-type="string">
            <text:p>Suzuki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corrupt moneylender and Suzuki's clerk (murder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Gyogen</text:p>
          </table:table-cell>
          <table:table-cell office:value-type="string">
            <text:p>Taira</text:p>
          </table:table-cell>
          <table:table-cell/>
          <table:table-cell office:value-type="string">
            <text:p>monk who replaced Jobo as abbot after his arres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achiizaemon</text:p>
          </table:table-cell>
          <table:table-cell table:number-columns-repeated="2"/>
          <table:table-cell office:value-type="string">
            <text:p>“Big Hachi” the barge captain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Hantoku</text:p>
          </table:table-cell>
          <table:table-cell office:value-type="string">
            <text:p>Jotsu</text:p>
          </table:table-cell>
          <table:table-cell office:value-type="string">
            <text:p>Patrick</text:p>
          </table:table-cell>
          <table:table-cell office:value-type="string">
            <text:p>bookseller, hired by Suzuki to replace Ginmochi</text:p>
          </table:table-cell>
          <table:table-cell table:number-columns-repeated="251"/>
        </table:table-row>
        <table:table-row table:style-name="ro1">
          <table:table-cell office:value-type="string">
            <text:p>Kitsuki</text:p>
          </table:table-cell>
          <table:table-cell office:value-type="string">
            <text:p>Hina</text:p>
          </table:table-cell>
          <table:table-cell/>
          <table:table-cell office:value-type="string">
            <text:p>Eli</text:p>
          </table:table-cell>
          <table:table-cell office:value-type="string">
            <text:p>investigator, Kitsuki magistrat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sume</text:p>
          </table:table-cell>
          <table:table-cell table:style-name="ce2" office:value-type="string">
            <text:p>Hirokata</text:p>
          </table:table-cell>
          <table:table-cell table:style-name="ce2" office:value-type="string">
            <text:p>Suzuki</text:p>
          </table:table-cell>
          <table:table-cell table:style-name="ce2"/>
          <table:table-cell table:style-name="ce2" office:value-type="string">
            <text:p>executed bushi captain</text:p>
          </table:table-cell>
          <table:table-cell table:style-name="ce2" table:number-columns-repeated="251"/>
        </table:table-row>
        <table:table-row table:style-name="ro1">
          <table:table-cell/>
          <table:table-cell office:value-type="string">
            <text:p>Hiroki</text:p>
          </table:table-cell>
          <table:table-cell/>
          <table:table-cell office:value-type="string">
            <text:p>Patrick</text:p>
          </table:table-cell>
          <table:table-cell office:value-type="string">
            <text:p>headsman of Hikobayashi, daughter is a nun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Hirota</text:p>
          </table:table-cell>
          <table:table-cell office:value-type="string">
            <text:p>Kenji</text:p>
          </table:table-cell>
          <table:table-cell office:value-type="string">
            <text:p>Patrick</text:p>
          </table:table-cell>
          <table:table-cell office:value-type="string">
            <text:p>captain, former lieutenant of Kanroku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Hitomi</text:p>
          </table:table-cell>
          <table:table-cell office:value-type="string">
            <text:p>Kenji</text:p>
          </table:table-cell>
          <table:table-cell office:value-type="string">
            <text:p>Eli</text:p>
          </table:table-cell>
          <table:table-cell office:value-type="string">
            <text:p>bushi asking for first rulings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sume</text:p>
          </table:table-cell>
          <table:table-cell table:style-name="ce2" office:value-type="string">
            <text:p>Horobinu</text:p>
          </table:table-cell>
          <table:table-cell table:style-name="ce2"/>
          <table:table-cell table:style-name="ce2" office:value-type="string">
            <text:p>Patrick</text:p>
          </table:table-cell>
          <table:table-cell table:style-name="ce2" office:value-type="string">
            <text:p>ex-county magistrate, ass't minister of commerc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Hotaru</text:p>
          </table:table-cell>
          <table:table-cell/>
          <table:table-cell office:value-type="string">
            <text:p>Eli</text:p>
          </table:table-cell>
          <table:table-cell office:value-type="string">
            <text:p>Tsume family chancellor</text:p>
          </table:table-cell>
          <table:table-cell table:number-columns-repeated="251"/>
        </table:table-row>
        <table:table-row table:style-name="ro1">
          <table:table-cell office:value-type="string">
            <text:p>Togashi</text:p>
          </table:table-cell>
          <table:table-cell office:value-type="string">
            <text:p>Ichiharu</text:p>
          </table:table-cell>
          <table:table-cell/>
          <table:table-cell office:value-type="string">
            <text:p>Eli</text:p>
          </table:table-cell>
          <table:table-cell office:value-type="string">
            <text:p>investigator, tattooed monk</text:p>
          </table:table-cell>
          <table:table-cell table:number-columns-repeated="251"/>
        </table:table-row>
        <table:table-row table:style-name="ro1">
          <table:table-cell office:value-type="string">
            <text:p>Kuni</text:p>
          </table:table-cell>
          <table:table-cell office:value-type="string">
            <text:p>Ikio</text:p>
          </table:table-cell>
          <table:table-cell/>
          <table:table-cell office:value-type="string">
            <text:p>Patrick</text:p>
          </table:table-cell>
          <table:table-cell office:value-type="string">
            <text:p>chief Witch Hunter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Doji</text:p>
          </table:table-cell>
          <table:table-cell table:style-name="ce2" office:value-type="string">
            <text:p>Isamu</text:p>
          </table:table-cell>
          <table:table-cell table:style-name="ce2" office:value-type="string">
            <text:p>Jotsu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bushi with outspoken pamphlets (seppuku'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Jobo</text:p>
          </table:table-cell>
          <table:table-cell office:value-type="string">
            <text:p>Suzuki</text:p>
          </table:table-cell>
          <table:table-cell/>
          <table:table-cell office:value-type="string">
            <text:p>abbot expelled from Kanroku's distric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aito</text:p>
          </table:table-cell>
          <table:table-cell/>
          <table:table-cell office:value-type="string">
            <text:p>Patrick</text:p>
          </table:table-cell>
          <table:table-cell office:value-type="string">
            <text:p>nephew of Okuru, killed her killer</text:p>
          </table:table-cell>
          <table:table-cell table:number-columns-repeated="251"/>
        </table:table-row>
        <table:table-row table:style-name="ro2">
          <table:table-cell office:value-type="string">
            <text:p>Doji</text:p>
          </table:table-cell>
          <table:table-cell office:value-type="string">
            <text:p>Kanroku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captain, 6<text:span text:style-name="T1">th</text:span> son of Doji Kuwanen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Kaori</text:p>
          </table:table-cell>
          <table:table-cell/>
          <table:table-cell office:value-type="string">
            <text:p>Patrick</text:p>
          </table:table-cell>
          <table:table-cell office:value-type="string">
            <text:p>chief tax collector for Toshi Ranbo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2" office:value-type="string">
            <text:p>Karako</text:p>
          </table:table-cell>
          <table:table-cell table:style-name="ce2" office:value-type="string">
            <text:p>Ajo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starving monk (starved)</text:p>
          </table:table-cell>
          <table:table-cell table:number-columns-repeated="251"/>
        </table:table-row>
        <table:table-row table:style-name="ro1">
          <table:table-cell office:value-type="string">
            <text:p>Isawa</text:p>
          </table:table-cell>
          <table:table-cell office:value-type="string">
            <text:p>Kasumi</text:p>
          </table:table-cell>
          <table:table-cell office:value-type="string">
            <text:p>Ajo</text:p>
          </table:table-cell>
          <table:table-cell office:value-type="string">
            <text:p>Patrick</text:p>
          </table:table-cell>
          <table:table-cell office:value-type="string">
            <text:p>Water shugenja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Katsutada</text:p>
          </table:table-cell>
          <table:table-cell office:value-type="string">
            <text:p>Kenji</text:p>
          </table:table-cell>
          <table:table-cell/>
          <table:table-cell office:value-type="string">
            <text:p>bribed to report on case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atsuya</text:p>
          </table:table-cell>
          <table:table-cell office:value-type="string">
            <text:p>Taira</text:p>
          </table:table-cell>
          <table:table-cell/>
          <table:table-cell office:value-type="string">
            <text:p>barber, threatened by gang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azuki</text:p>
          </table:table-cell>
          <table:table-cell office:value-type="string">
            <text:p>Suzuki</text:p>
          </table:table-cell>
          <table:table-cell office:value-type="string">
            <text:p>Eli</text:p>
          </table:table-cell>
          <table:table-cell office:value-type="string">
            <text:p>gang leader, argued vs moneychangers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Kazuko</text:p>
          </table:table-cell>
          <table:table-cell office:value-type="string">
            <text:p>Taira</text:p>
          </table:table-cell>
          <table:table-cell/>
          <table:table-cell office:value-type="string">
            <text:p>pulled away Kenji at Baiten rally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Kazuya</text:p>
          </table:table-cell>
          <table:table-cell office:value-type="string">
            <text:p>Taira</text:p>
          </table:table-cell>
          <table:table-cell/>
          <table:table-cell office:value-type="string">
            <text:p>defendant in unpaid bath bill case</text:p>
          </table:table-cell>
          <table:table-cell table:number-columns-repeated="251"/>
        </table:table-row>
        <table:table-row table:style-name="ro1">
          <table:table-cell office:value-type="string">
            <text:p>Kuni</text:p>
          </table:table-cell>
          <table:table-cell office:value-type="string">
            <text:p>Keiko</text:p>
          </table:table-cell>
          <table:table-cell/>
          <table:table-cell office:value-type="string">
            <text:p>Eli</text:p>
          </table:table-cell>
          <table:table-cell office:value-type="string">
            <text:p>assistant Witch Hunter</text:p>
          </table:table-cell>
          <table:table-cell table:number-columns-repeated="251"/>
        </table:table-row>
        <table:table-row table:style-name="ro1">
          <table:table-cell office:value-type="string">
            <text:p>Isawa</text:p>
          </table:table-cell>
          <table:table-cell office:value-type="string">
            <text:p>Kenzo</text:p>
          </table:table-cell>
          <table:table-cell/>
          <table:table-cell office:value-type="string">
            <text:p>Eli</text:p>
          </table:table-cell>
          <table:table-cell office:value-type="string">
            <text:p>Isawa ambassador</text:p>
          </table:table-cell>
          <table:table-cell table:number-columns-repeated="251"/>
        </table:table-row>
        <table:table-row table:style-name="ro1">
          <table:table-cell office:value-type="string">
            <text:p>Okura</text:p>
          </table:table-cell>
          <table:table-cell office:value-type="string">
            <text:p>Kichijiro</text:p>
          </table:table-cell>
          <table:table-cell office:value-type="string">
            <text:p>Ajo</text:p>
          </table:table-cell>
          <table:table-cell/>
          <table:table-cell office:value-type="string">
            <text:p>silk merchant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Kiriko</text:p>
          </table:table-cell>
          <table:table-cell table:number-columns-repeated="2"/>
          <table:table-cell office:value-type="string">
            <text:p>Asst. Commerce Minister, Secretary of Granarie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iyoichi</text:p>
          </table:table-cell>
          <table:table-cell table:number-columns-repeated="2"/>
          <table:table-cell office:value-type="string">
            <text:p>killed abusive brother-in-law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iyoki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grocer, complained about Aichi the playwright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Kiyokuri</text:p>
          </table:table-cell>
          <table:table-cell office:value-type="string">
            <text:p>Taira</text:p>
          </table:table-cell>
          <table:table-cell/>
          <table:table-cell office:value-type="string">
            <text:p>pulled away Kenji at Baiten rally</text:p>
          </table:table-cell>
          <table:table-cell table:number-columns-repeated="251"/>
        </table:table-row>
        <table:table-row table:style-name="ro1">
          <table:table-cell office:value-type="string">
            <text:p>Mirumoto</text:p>
          </table:table-cell>
          <table:table-cell office:value-type="string">
            <text:p>Kiyoshi</text:p>
          </table:table-cell>
          <table:table-cell/>
          <table:table-cell office:value-type="string">
            <text:p>Patrick</text:p>
          </table:table-cell>
          <table:table-cell office:value-type="string">
            <text:p>investigator, Mirumoto bush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ohara</text:p>
          </table:table-cell>
          <table:table-cell office:value-type="string">
            <text:p>Ajo</text:p>
          </table:table-cell>
          <table:table-cell office:value-type="string">
            <text:p>Eli</text:p>
          </table:table-cell>
          <table:table-cell office:value-type="string">
            <text:p>abbot, argued for starving monk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Koreshiba</text:p>
          </table:table-cell>
          <table:table-cell/>
          <table:table-cell office:value-type="string">
            <text:p>Eli</text:p>
          </table:table-cell>
          <table:table-cell office:value-type="string">
            <text:p>governor's yojimbo</text:p>
          </table:table-cell>
          <table:table-cell table:number-columns-repeated="251"/>
        </table:table-row>
        <table:table-row table:style-name="ro1">
          <table:table-cell office:value-type="string">
            <text:p>Hantei</text:p>
          </table:table-cell>
          <table:table-cell office:value-type="string">
            <text:p>Koreuchi</text:p>
          </table:table-cell>
          <table:table-cell table:number-columns-repeated="2"/>
          <table:table-cell office:value-type="string">
            <text:p>Prince's secretary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Kuniichi</text:p>
          </table:table-cell>
          <table:table-cell office:value-type="string">
            <text:p>Taira</text:p>
          </table:table-cell>
          <table:table-cell office:value-type="string">
            <text:p>Patrick</text:p>
          </table:table-cell>
          <table:table-cell office:value-type="string">
            <text:p>lewd playwrigh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unijiro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pawn shop owner, business almost confiscated</text:p>
          </table:table-cell>
          <table:table-cell table:number-columns-repeated="251"/>
        </table:table-row>
        <table:table-row table:style-name="ro1">
          <table:table-cell office:value-type="string">
            <text:p>Asahina</text:p>
          </table:table-cell>
          <table:table-cell office:value-type="string">
            <text:p>Kyoichi</text:p>
          </table:table-cell>
          <table:table-cell office:value-type="string">
            <text:p>Kenji</text:p>
          </table:table-cell>
          <table:table-cell/>
          <table:table-cell office:value-type="string">
            <text:p>air shugenja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yoshin</text:p>
          </table:table-cell>
          <table:table-cell office:value-type="string">
            <text:p>Suzuki</text:p>
          </table:table-cell>
          <table:table-cell office:value-type="string">
            <text:p>Patrick</text:p>
          </table:table-cell>
          <table:table-cell office:value-type="string">
            <text:p>Kyoude's son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Kyotaro</text:p>
          </table:table-cell>
          <table:table-cell office:value-type="string">
            <text:p>Taira</text:p>
          </table:table-cell>
          <table:table-cell office:value-type="string">
            <text:p>Patrick</text:p>
          </table:table-cell>
          <table:table-cell office:value-type="string">
            <text:p>disgraced magistrat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Kyoude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“Mighty Kyoude”, killed 12 peasants and an on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ai</text:p>
          </table:table-cell>
          <table:table-cell/>
          <table:table-cell office:value-type="string">
            <text:p>Eli</text:p>
          </table:table-cell>
          <table:table-cell office:value-type="string">
            <text:p>widow of Ichitaro, the drunken longshoreman</text:p>
          </table:table-cell>
          <table:table-cell table:number-columns-repeated="251"/>
        </table:table-row>
        <table:table-row table:style-name="ro1">
          <table:table-cell office:value-type="string">
            <text:p>Jama</text:p>
          </table:table-cell>
          <table:table-cell office:value-type="string">
            <text:p>Manabu</text:p>
          </table:table-cell>
          <table:table-cell table:number-columns-repeated="2"/>
          <table:table-cell office:value-type="string">
            <text:p>actual name of the attack-planning bloodspeaker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Masaru</text:p>
          </table:table-cell>
          <table:table-cell office:value-type="string">
            <text:p>Taira</text:p>
          </table:table-cell>
          <table:table-cell/>
          <table:table-cell office:value-type="string">
            <text:p>lieutenant; pressured men about kids/Yokijiro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Masaru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lieutenant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ichimaru</text:p>
          </table:table-cell>
          <table:table-cell office:value-type="string">
            <text:p>Suzuki</text:p>
          </table:table-cell>
          <table:table-cell/>
          <table:table-cell office:value-type="string">
            <text:p>Mercenary hirer, got out of contract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idori</text:p>
          </table:table-cell>
          <table:table-cell office:value-type="string">
            <text:p>Suzuki</text:p>
          </table:table-cell>
          <table:table-cell office:value-type="string">
            <text:p>Patrick</text:p>
          </table:table-cell>
          <table:table-cell office:value-type="string">
            <text:p>mistress of the Fourth Season geisha hous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oe</text:p>
          </table:table-cell>
          <table:table-cell office:value-type="string">
            <text:p>Taira</text:p>
          </table:table-cell>
          <table:table-cell/>
          <table:table-cell office:value-type="string">
            <text:p>bathhouse owner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Momoko</text:p>
          </table:table-cell>
          <table:table-cell office:value-type="string">
            <text:p>Suzuki</text:p>
          </table:table-cell>
          <table:table-cell office:value-type="string">
            <text:p>Patrick</text:p>
          </table:table-cell>
          <table:table-cell office:value-type="string">
            <text:p>lieutenant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Morobei</text:p>
          </table:table-cell>
          <table:table-cell office:value-type="string">
            <text:p>Ajo</text:p>
          </table:table-cell>
          <table:table-cell office:value-type="string">
            <text:p>Patrick</text:p>
          </table:table-cell>
          <table:table-cell office:value-type="string">
            <text:p>Captain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Moroyuki</text:p>
          </table:table-cell>
          <table:table-cell office:value-type="string">
            <text:p>Kenji</text:p>
          </table:table-cell>
          <table:table-cell office:value-type="string">
            <text:p>Eli</text:p>
          </table:table-cell>
          <table:table-cell office:value-type="string">
            <text:p>Ex-corporal, demoted at Benshi's request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Munemaru</text:p>
          </table:table-cell>
          <table:table-cell office:value-type="string">
            <text:p>Kenji</text:p>
          </table:table-cell>
          <table:table-cell/>
          <table:table-cell office:value-type="string">
            <text:p>Sergeant, not demoted despite Benshi's request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Naoko</text:p>
          </table:table-cell>
          <table:table-cell office:value-type="string">
            <text:p>Jotsu</text:p>
          </table:table-cell>
          <table:table-cell office:value-type="string">
            <text:p>Eli</text:p>
          </table:table-cell>
          <table:table-cell office:value-type="string">
            <text:p>bushi, argued for flower girl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Okura</text:p>
          </table:table-cell>
          <table:table-cell table:style-name="ce2" office:value-type="string">
            <text:p>Nobuhisa</text:p>
          </table:table-cell>
          <table:table-cell table:style-name="ce2" office:value-type="string">
            <text:p>Suzuki</text:p>
          </table:table-cell>
          <table:table-cell table:style-name="ce2"/>
          <table:table-cell table:style-name="ce2" office:value-type="string">
            <text:p>patron of subversive playwright (murdered)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Nobukami</text:p>
          </table:table-cell>
          <table:table-cell table:number-columns-repeated="2"/>
          <table:table-cell office:value-type="string">
            <text:p>Minister of Justice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Ohana</text:p>
          </table:table-cell>
          <table:table-cell/>
          <table:table-cell office:value-type="string">
            <text:p>Eli</text:p>
          </table:table-cell>
          <table:table-cell office:value-type="string">
            <text:p>Minister of Commerce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Okaiu</text:p>
          </table:table-cell>
          <table:table-cell/>
          <table:table-cell office:value-type="string">
            <text:p>Eli</text:p>
          </table:table-cell>
          <table:table-cell office:value-type="string">
            <text:p>teahouse owner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Omonasu</text:p>
          </table:table-cell>
          <table:table-cell office:value-type="string">
            <text:p>Suzuki</text:p>
          </table:table-cell>
          <table:table-cell office:value-type="string">
            <text:p>Patrick</text:p>
          </table:table-cell>
          <table:table-cell office:value-type="string">
            <text:p>captain, succeeded his brother Tadanori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Osamu</text:p>
          </table:table-cell>
          <table:table-cell/>
          <table:table-cell office:value-type="string">
            <text:p>Eli</text:p>
          </table:table-cell>
          <table:table-cell office:value-type="string">
            <text:p>sergeant, conducted illegal Dragonfly raid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Doji</text:p>
          </table:table-cell>
          <table:table-cell table:style-name="ce2" office:value-type="string">
            <text:p>Renshi</text:p>
          </table:table-cell>
          <table:table-cell table:style-name="ce2" office:value-type="string">
            <text:p>Kenji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Captain (dueled)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Riku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disgraced magistrat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sume</text:p>
          </table:table-cell>
          <table:table-cell table:style-name="ce2" office:value-type="string">
            <text:p>Sadatsugu</text:p>
          </table:table-cell>
          <table:table-cell table:style-name="ce2" office:value-type="string">
            <text:p>Jotsu</text:p>
          </table:table-cell>
          <table:table-cell table:style-name="ce2" office:value-type="string">
            <text:p>Eli</text:p>
          </table:table-cell>
          <table:table-cell table:style-name="ce2" office:value-type="string">
            <text:p>captain of Jotsu's district (seppuku'd)</text:p>
          </table:table-cell>
          <table:table-cell table:number-columns-repeated="251"/>
        </table:table-row>
        <table:table-row table:style-name="ro1">
          <table:table-cell office:value-type="string">
            <text:p>Kachimushi</text:p>
          </table:table-cell>
          <table:table-cell office:value-type="string">
            <text:p>Sasakiyo</text:p>
          </table:table-cell>
          <table:table-cell/>
          <table:table-cell office:value-type="string">
            <text:p>Patrick</text:p>
          </table:table-cell>
          <table:table-cell office:value-type="string">
            <text:p>Kachimushi daimyo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Shigeru</text:p>
          </table:table-cell>
          <table:table-cell/>
          <table:table-cell office:value-type="string">
            <text:p>Patrick</text:p>
          </table:table-cell>
          <table:table-cell office:value-type="string">
            <text:p>bushi who allegedly walked out without paying</text:p>
          </table:table-cell>
          <table:table-cell table:number-columns-repeated="251"/>
        </table:table-row>
        <table:table-row table:style-name="ro1">
          <table:table-cell office:value-type="string">
            <text:p>Akodo</text:p>
          </table:table-cell>
          <table:table-cell office:value-type="string">
            <text:p>Shigetada</text:p>
          </table:table-cell>
          <table:table-cell/>
          <table:table-cell office:value-type="string">
            <text:p>Eli</text:p>
          </table:table-cell>
          <table:table-cell office:value-type="string">
            <text:p>Akodo ambassado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hiro</text:p>
          </table:table-cell>
          <table:table-cell office:value-type="string">
            <text:p>Suzuki</text:p>
          </table:table-cell>
          <table:table-cell/>
          <table:table-cell office:value-type="string">
            <text:p>subversive playwright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Shizutaro</text:p>
          </table:table-cell>
          <table:table-cell office:value-type="string">
            <text:p>Jotsu</text:p>
          </table:table-cell>
          <table:table-cell/>
          <table:table-cell office:value-type="string">
            <text:p>lieutenant who tried to arrest Yokijiro</text:p>
          </table:table-cell>
          <table:table-cell table:number-columns-repeated="251"/>
        </table:table-row>
        <table:table-row table:style-name="ro1">
          <table:table-cell office:value-type="string">
            <text:p>Otomo</text:p>
          </table:table-cell>
          <table:table-cell office:value-type="string">
            <text:p>Shouta</text:p>
          </table:table-cell>
          <table:table-cell office:value-type="string">
            <text:p>Suzuki</text:p>
          </table:table-cell>
          <table:table-cell/>
          <table:table-cell office:value-type="string">
            <text:p>Taira's ex-clerk, hired by Suzuki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hun</text:p>
          </table:table-cell>
          <table:table-cell office:value-type="string">
            <text:p>Taira</text:p>
          </table:table-cell>
          <table:table-cell office:value-type="string">
            <text:p>Eli</text:p>
          </table:table-cell>
          <table:table-cell office:value-type="string">
            <text:p>grocer, threatened by gang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Soshitatsu</text:p>
          </table:table-cell>
          <table:table-cell office:value-type="string">
            <text:p>Ajo</text:p>
          </table:table-cell>
          <table:table-cell/>
          <table:table-cell office:value-type="string">
            <text:p>marriage duel denied, case not heard b/c of Ajo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Tadanori</text:p>
          </table:table-cell>
          <table:table-cell/>
          <table:table-cell office:value-type="string">
            <text:p>Eli</text:p>
          </table:table-cell>
          <table:table-cell office:value-type="string">
            <text:p>county magistrate, formerly Suzuki's captain</text:p>
          </table:table-cell>
          <table:table-cell table:number-columns-repeated="251"/>
        </table:table-row>
        <table:table-row table:style-name="ro1">
          <table:table-cell office:value-type="string">
            <text:p>Kachimushi</text:p>
          </table:table-cell>
          <table:table-cell office:value-type="string">
            <text:p>Takagomei</text:p>
          </table:table-cell>
          <table:table-cell/>
          <table:table-cell office:value-type="string">
            <text:p>Eli</text:p>
          </table:table-cell>
          <table:table-cell office:value-type="string">
            <text:p>Dragonfly bushi, works for Torikazu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Takashi</text:p>
          </table:table-cell>
          <table:table-cell/>
          <table:table-cell office:value-type="string">
            <text:p>Eli</text:p>
          </table:table-cell>
          <table:table-cell office:value-type="string">
            <text:p>Tsume family daimyo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atsutaro</text:p>
          </table:table-cell>
          <table:table-cell/>
          <table:table-cell office:value-type="string">
            <text:p>Eli</text:p>
          </table:table-cell>
          <table:table-cell office:value-type="string">
            <text:p>traveling fruit merchant, visits Kenji's district</text:p>
          </table:table-cell>
          <table:table-cell table:number-columns-repeated="251"/>
        </table:table-row>
        <table:table-row table:style-name="ro1">
          <table:table-cell office:value-type="string">
            <text:p>Kachimushi</text:p>
          </table:table-cell>
          <table:table-cell office:value-type="string">
            <text:p>Torikazu</text:p>
          </table:table-cell>
          <table:table-cell/>
          <table:table-cell office:value-type="string">
            <text:p>Patrick</text:p>
          </table:table-cell>
          <table:table-cell office:value-type="string">
            <text:p>Dragonfly magistrate</text:p>
          </table:table-cell>
          <table:table-cell table:number-columns-repeated="251"/>
        </table:table-row>
        <table:table-row table:style-name="ro1">
          <table:table-cell office:value-type="string">
            <text:p>Doji</text:p>
          </table:table-cell>
          <table:table-cell office:value-type="string">
            <text:p>Tsuyoichi</text:p>
          </table:table-cell>
          <table:table-cell office:value-type="string">
            <text:p>Kenji</text:p>
          </table:table-cell>
          <table:table-cell office:value-type="string">
            <text:p>Patrick</text:p>
          </table:table-cell>
          <table:table-cell office:value-type="string">
            <text:p>father of Tsuyokatsu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Doji</text:p>
          </table:table-cell>
          <table:table-cell table:style-name="ce2" office:value-type="string">
            <text:p>Tsuyokatsu</text:p>
          </table:table-cell>
          <table:table-cell table:style-name="ce2" office:value-type="string">
            <text:p>Kenji</text:p>
          </table:table-cell>
          <table:table-cell table:style-name="ce2"/>
          <table:table-cell table:style-name="ce2" office:value-type="string">
            <text:p>k.o.'d Akaharu, was forced to duel, died</text:p>
          </table:table-cell>
          <table:table-cell table:number-columns-repeated="251"/>
        </table:table-row>
        <table:table-row table:style-name="ro1">
          <table:table-cell office:value-type="string">
            <text:p>Mirumoto</text:p>
          </table:table-cell>
          <table:table-cell office:value-type="string">
            <text:p>Yagura</text:p>
          </table:table-cell>
          <table:table-cell/>
          <table:table-cell office:value-type="string">
            <text:p>Eli</text:p>
          </table:table-cell>
          <table:table-cell office:value-type="string">
            <text:p>Dragon ambassador</text:p>
          </table:table-cell>
          <table:table-cell table:number-columns-repeated="251"/>
        </table:table-row>
        <table:table-row table:style-name="ro1">
          <table:table-cell office:value-type="string">
            <text:p>Tsume</text:p>
          </table:table-cell>
          <table:table-cell office:value-type="string">
            <text:p>Yasujiro</text:p>
          </table:table-cell>
          <table:table-cell table:number-columns-repeated="2"/>
          <table:table-cell office:value-type="string">
            <text:p>governor of Toshi Ranbo</text:p>
          </table:table-cell>
          <table:table-cell table:number-columns-repeated="251"/>
        </table:table-row>
        <table:table-row table:style-name="ro1">
          <table:table-cell office:value-type="string">
            <text:p>Matsu</text:p>
          </table:table-cell>
          <table:table-cell office:value-type="string">
            <text:p>Yokijiro</text:p>
          </table:table-cell>
          <table:table-cell office:value-type="string">
            <text:p>Jotsu</text:p>
          </table:table-cell>
          <table:table-cell office:value-type="string">
            <text:p>Patrick</text:p>
          </table:table-cell>
          <table:table-cell office:value-type="string">
            <text:p>wandering Matsu duelist (sword named Akuzuki)</text:p>
          </table:table-cell>
          <table:table-cell table:number-columns-repeated="251"/>
        </table:table-row>
        <table:table-row table:style-name="ro1">
          <table:table-cell office:value-type="string">
            <text:p>Kachimushi</text:p>
          </table:table-cell>
          <table:table-cell office:value-type="string">
            <text:p>Yokitsuke</text:p>
          </table:table-cell>
          <table:table-cell/>
          <table:table-cell office:value-type="string">
            <text:p>Patrick</text:p>
          </table:table-cell>
          <table:table-cell office:value-type="string">
            <text:p>Kachimushi chancellor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Yukiuma</text:p>
          </table:table-cell>
          <table:table-cell office:value-type="string">
            <text:p>Ajo</text:p>
          </table:table-cell>
          <table:table-cell/>
          <table:table-cell office:value-type="string">
            <text:p>merchant wanting solders to stop quartering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Doji</text:p>
          </table:table-cell>
          <table:table-cell table:style-name="ce2" office:value-type="string">
            <text:p>Yutaka</text:p>
          </table:table-cell>
          <table:table-cell table:style-name="ce2" office:value-type="string">
            <text:p>Suzuki</text:p>
          </table:table-cell>
          <table:table-cell table:style-name="ce2" office:value-type="string">
            <text:p>Patrick</text:p>
          </table:table-cell>
          <table:table-cell table:style-name="ce2" office:value-type="string">
            <text:p>bushi asking for first rulings (diseas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Zanryo</text:p>
          </table:table-cell>
          <table:table-cell office:value-type="string">
            <text:p>Jotsu</text:p>
          </table:table-cell>
          <table:table-cell office:value-type="string">
            <text:p>Patrick</text:p>
          </table:table-cell>
          <table:table-cell office:value-type="string">
            <text:p>monk in charge of incoming Lion monks</text:p>
          </table:table-cell>
          <table:table-cell table:number-columns-repeated="251"/>
        </table:table-row>
      </table:table>
      <table:table table:name="Cas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evon</text:p>
          </table:table-cell>
          <table:table-cell office:value-type="string">
            <text:p>Doji Renshi</text:p>
          </table:table-cell>
          <table:table-cell office:value-type="string">
            <text:p>Chikuame</text:p>
          </table:table-cell>
          <table:table-cell office:value-type="string">
            <text:p>wheat protests</text:p>
          </table:table-cell>
          <table:table-cell office:value-type="string">
            <text:p>protests denied with warning to wheat merchants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Tsume Morobei</text:p>
          </table:table-cell>
          <table:table-cell office:value-type="string">
            <text:p>Kohara</text:p>
          </table:table-cell>
          <table:table-cell office:value-type="string">
            <text:p>force-feeding monk</text:p>
          </table:table-cell>
          <table:table-cell office:value-type="string">
            <text:p>monk allowed to starve</text:p>
          </table:table-cell>
        </table:table-row>
        <table:table-row table:style-name="ro1">
          <table:table-cell office:value-type="string">
            <text:p>Chris</text:p>
          </table:table-cell>
          <table:table-cell office:value-type="string">
            <text:p>Doji Kanroku</text:p>
          </table:table-cell>
          <table:table-cell office:value-type="string">
            <text:p>Tsume Kuniichi</text:p>
          </table:table-cell>
          <table:table-cell office:value-type="string">
            <text:p>lewd play</text:p>
          </table:table-cell>
          <table:table-cell office:value-type="string">
            <text:p>play disallowed, moved to Jack's district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Tsume Tadanori</text:p>
          </table:table-cell>
          <table:table-cell office:value-type="string">
            <text:p>Okura Nobuhisa</text:p>
          </table:table-cell>
          <table:table-cell office:value-type="string">
            <text:p>subversive play</text:p>
          </table:table-cell>
          <table:table-cell office:value-type="string">
            <text:p>case not heard, play still disallowed</text:p>
          </table:table-cell>
        </table:table-row>
        <table:table-row table:style-name="ro1">
          <table:table-cell office:value-type="string">
            <text:p>Joel</text:p>
          </table:table-cell>
          <table:table-cell office:value-type="string">
            <text:p>Tsume Sadatsugu</text:p>
          </table:table-cell>
          <table:table-cell office:value-type="string">
            <text:p>Doji Isamu</text:p>
          </table:table-cell>
          <table:table-cell office:value-type="string">
            <text:p>insubordinate lobbying</text:p>
          </table:table-cell>
          <table:table-cell office:value-type="string">
            <text:p>lobbying disallowed, Isamu committed seppuk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tsumaru</text:p>
          </table:table-cell>
          <table:table-cell office:value-type="string">
            <text:p>Tsume Horobinu</text:p>
          </table:table-cell>
          <table:table-cell office:value-type="string">
            <text:p>monk ruling on cases</text:p>
          </table:table-cell>
          <table:table-cell office:value-type="string">
            <text:p>monk strictly warned, Horobinu urged to coopera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von</text:p>
          </table:table-cell>
          <table:table-cell office:value-type="string">
            <text:p>moneylenders</text:p>
          </table:table-cell>
          <table:table-cell office:value-type="string">
            <text:p>abbot</text:p>
          </table:table-cell>
          <table:table-cell office:value-type="string">
            <text:p>debt extension</text:p>
          </table:table-cell>
          <table:table-cell office:value-type="string">
            <text:p>disallowed, sentences reviewed for fairness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Tsume moneylender</text:p>
          </table:table-cell>
          <table:table-cell office:value-type="string">
            <text:p>Damasu gang</text:p>
          </table:table-cell>
          <table:table-cell office:value-type="string">
            <text:p>illegal interest restitution</text:p>
          </table:table-cell>
          <table:table-cell office:value-type="string">
            <text:p>stiff fine, some given as restitution</text:p>
          </table:table-cell>
        </table:table-row>
        <table:table-row table:style-name="ro1">
          <table:table-cell office:value-type="string">
            <text:p>Chris</text:p>
          </table:table-cell>
          <table:table-cell office:value-type="string">
            <text:p>Aiko</text:p>
          </table:table-cell>
          <table:table-cell office:value-type="string">
            <text:p>Daisuke</text:p>
          </table:table-cell>
          <table:table-cell office:value-type="string">
            <text:p>debt forgiveness</text:p>
          </table:table-cell>
          <table:table-cell office:value-type="string">
            <text:p>granted, clerks hired to review cases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Ginmochi</text:p>
          </table:table-cell>
          <table:table-cell office:value-type="string">
            <text:p>Kazuki</text:p>
          </table:table-cell>
          <table:table-cell office:value-type="string">
            <text:p>moneychanging</text:p>
          </table:table-cell>
          <table:table-cell office:value-type="string">
            <text:p>peasants allowed to pay back in same metal</text:p>
          </table:table-cell>
        </table:table-row>
        <table:table-row table:style-name="ro1">
          <table:table-cell office:value-type="string">
            <text:p>Joel</text:p>
          </table:table-cell>
          <table:table-cell office:value-type="string">
            <text:p>Tsume Kaori</text:p>
          </table:table-cell>
          <table:table-cell office:value-type="string">
            <text:p>Akodo Shigetada</text:p>
          </table:table-cell>
          <table:table-cell office:value-type="string">
            <text:p>moneylender extra taxes</text:p>
          </table:table-cell>
          <table:table-cell office:value-type="string">
            <text:p>refund ordered, future tax not disallow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tsumaru</text:p>
          </table:table-cell>
          <table:table-cell office:value-type="string">
            <text:p>Tsume Horobinu</text:p>
          </table:table-cell>
          <table:table-cell office:value-type="string">
            <text:p>monk hunting bandits</text:p>
          </table:table-cell>
          <table:table-cell office:value-type="string">
            <text:p>Atsumaru ejected from count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von</text:p>
          </table:table-cell>
          <table:table-cell office:value-type="string">
            <text:p>Doji Tsuyokatsu</text:p>
          </table:table-cell>
          <table:table-cell office:value-type="string">
            <text:p>Tsume Akaharu</text:p>
          </table:table-cell>
          <table:table-cell office:value-type="string">
            <text:p>drunk dueling</text:p>
          </table:table-cell>
          <table:table-cell office:value-type="string">
            <text:p>duel forced, Tsuyokatsu killed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Isawa Kenzo</text:p>
          </table:table-cell>
          <table:table-cell office:value-type="string">
            <text:p>Tsume Soshitatsu</text:p>
          </table:table-cell>
          <table:table-cell office:value-type="string">
            <text:p>ex-merchant marriage</text:p>
          </table:table-cell>
          <table:table-cell office:value-type="string">
            <text:p>case not heard, marriage canceled</text:p>
          </table:table-cell>
        </table:table-row>
        <table:table-row table:style-name="ro1">
          <table:table-cell office:value-type="string">
            <text:p>Chris</text:p>
          </table:table-cell>
          <table:table-cell office:value-type="string">
            <text:p>Tsume Chiyokami</text:p>
          </table:table-cell>
          <table:table-cell office:value-type="string">
            <text:p>Doji Kanroku</text:p>
          </table:table-cell>
          <table:table-cell office:value-type="string">
            <text:p>sassy female bushi</text:p>
          </table:table-cell>
          <table:table-cell office:value-type="string">
            <text:p>permission needed in advance to challenge/accept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Tsume Tadanori</text:p>
          </table:table-cell>
          <table:table-cell office:value-type="string">
            <text:p>Doji Miu</text:p>
          </table:table-cell>
          <table:table-cell office:value-type="string">
            <text:p>hanging vs seppuku</text:p>
          </table:table-cell>
          <table:table-cell office:value-type="string">
            <text:p>case not heard, Miu hanged</text:p>
          </table:table-cell>
        </table:table-row>
        <table:table-row table:style-name="ro1">
          <table:table-cell office:value-type="string">
            <text:p>Joel</text:p>
          </table:table-cell>
          <table:table-cell office:value-type="string">
            <text:p>Matsu Yokijiro</text:p>
          </table:table-cell>
          <table:table-cell office:value-type="string">
            <text:p>Tsume Sadatsugu</text:p>
          </table:table-cell>
          <table:table-cell office:value-type="string">
            <text:p>banning a trouble-attractor</text:p>
          </table:table-cell>
          <table:table-cell office:value-type="string">
            <text:p>case not heard, Yokijiro allowed to sta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fleeing peasants</text:p>
          </table:table-cell>
          <table:table-cell office:value-type="string">
            <text:p>Tsume Horobinu</text:p>
          </table:table-cell>
          <table:table-cell office:value-type="string">
            <text:p>peasants fleeing</text:p>
          </table:table-cell>
          <table:table-cell office:value-type="string">
            <text:p>Horobinu loses job as county magistrat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von</text:p>
          </table:table-cell>
          <table:table-cell office:value-type="string">
            <text:p>Doji Renshi</text:p>
          </table:table-cell>
          <table:table-cell office:value-type="string">
            <text:p>Tatsutaro</text:p>
          </table:table-cell>
          <table:table-cell office:value-type="string">
            <text:p>fruit merchant extortion</text:p>
          </table:table-cell>
          <table:table-cell office:value-type="string">
            <text:p>Renshi ruled against, killed in a duel</text:p>
          </table:table-cell>
        </table:table-row>
        <table:table-row table:style-name="ro1">
          <table:table-cell office:value-type="string">
            <text:p>Julia</text:p>
          </table:table-cell>
          <table:table-cell office:value-type="string">
            <text:p>Tsume Tadanori</text:p>
          </table:table-cell>
          <table:table-cell office:value-type="string">
            <text:p>Yukiuma</text:p>
          </table:table-cell>
          <table:table-cell office:value-type="string">
            <text:p>extended quartering</text:p>
          </table:table-cell>
          <table:table-cell office:value-type="string">
            <text:p>must vacate or provide compensation</text:p>
          </table:table-cell>
        </table:table-row>
        <table:table-row table:style-name="ro1">
          <table:table-cell office:value-type="string">
            <text:p>Chris</text:p>
          </table:table-cell>
          <table:table-cell office:value-type="string">
            <text:p>Doji Kazuya</text:p>
          </table:table-cell>
          <table:table-cell office:value-type="string">
            <text:p>Moe</text:p>
          </table:table-cell>
          <table:table-cell office:value-type="string">
            <text:p>bathhouse payment owed</text:p>
          </table:table-cell>
          <table:table-cell office:value-type="string">
            <text:p>sergeant had to pay partial amount owed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Tsume Omonasu</text:p>
          </table:table-cell>
          <table:table-cell/>
          <table:table-cell office:value-type="string">
            <text:p>stabbed magistrate</text:p>
          </table:table-cell>
          <table:table-cell office:value-type="string">
            <text:p>Jack issues pardon after Chris threatens to do so</text:p>
          </table:table-cell>
        </table:table-row>
        <table:table-row table:style-name="ro1">
          <table:table-cell office:value-type="string">
            <text:p>Joel</text:p>
          </table:table-cell>
          <table:table-cell office:value-type="string">
            <text:p>Tsume Sadatsugu</text:p>
          </table:table-cell>
          <table:table-cell office:value-type="string">
            <text:p>Matsu Yokijiro</text:p>
          </table:table-cell>
          <table:table-cell office:value-type="string">
            <text:p>stolen travel papers</text:p>
          </table:table-cell>
          <table:table-cell office:value-type="string">
            <text:p>No official action, Sadatsugu committed seppuk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ightingale bushi</text:p>
          </table:table-cell>
          <table:table-cell/>
          <table:table-cell office:value-type="string">
            <text:p>swords found w/ peasants</text:p>
          </table:table-cell>
          <table:table-cell office:value-type="string">
            <text:p>swords returned, peasants releas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illed his crazy aunt's killer</text:p>
          </table:table-cell>
          <table:table-cell office:value-type="string">
            <text:p>remains punished, sentence slightly lessened</text:p>
          </table:table-cell>
        </table:table-row>
        <table:table-row table:style-name="ro1">
          <table:table-cell table:number-columns-repeated="3"/>
          <table:table-cell office:value-type="string">
            <text:p>Mighty Kyoude kills 13</text:p>
          </table:table-cell>
          <table:table-cell office:value-type="string">
            <text:p>sentenced to bandit hunting for a year</text:p>
          </table:table-cell>
        </table:table-row>
        <table:table-row table:style-name="ro1">
          <table:table-cell table:number-columns-repeated="3"/>
          <table:table-cell office:value-type="string">
            <text:p>firestarter lynched</text:p>
          </table:table-cell>
          <table:table-cell office:value-type="string">
            <text:p>mob pays restitution to his widow/children</text:p>
          </table:table-cell>
        </table:table-row>
        <table:table-row table:style-name="ro1">
          <table:table-cell table:number-columns-repeated="3"/>
          <table:table-cell office:value-type="string">
            <text:p>abusive husband killed</text:p>
          </table:table-cell>
          <table:table-cell office:value-type="string">
            <text:p>ruled justified</text:p>
          </table:table-cell>
        </table:table-row>
        <table:table-row table:style-name="ro1">
          <table:table-cell table:number-columns-repeated="3"/>
          <table:table-cell office:value-type="string">
            <text:p>bad father killed</text:p>
          </table:table-cell>
          <table:table-cell office:value-type="string">
            <text:p>ruled unjustifi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oneylenders</text:p>
          </table:table-cell>
          <table:table-cell office:value-type="string">
            <text:p>customers</text:p>
          </table:table-cell>
          <table:table-cell office:value-type="string">
            <text:p>can't return money to all</text:p>
          </table:table-cell>
          <table:table-cell office:value-type="string">
            <text:p>don't have to; must give some back for 6 bu fe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von</text:p>
          </table:table-cell>
          <table:table-cell office:value-type="string">
            <text:p>Doji Hirota</text:p>
          </table:table-cell>
          <table:table-cell office:value-type="string">
            <text:p>Kunijiro</text:p>
          </table:table-cell>
          <table:table-cell office:value-type="string">
            <text:p>entire pawn shop seized</text:p>
          </table:table-cell>
          <table:table-cell office:value-type="string">
            <text:p>property returned, fine given, family unaffected</text:p>
          </table:table-cell>
        </table:table-row>
        <table:table-row table:style-name="ro1">
          <table:table-cell office:value-type="string">
            <text:p>Chris</text:p>
          </table:table-cell>
          <table:table-cell/>
          <table:table-cell office:value-type="string">
            <text:p>Akodo Shigetada</text:p>
          </table:table-cell>
          <table:table-cell office:value-type="string">
            <text:p>Akodo bodyguard executed</text:p>
          </table:table-cell>
          <table:table-cell office:value-type="string">
            <text:p>ruled personal insult; governor told to duel (!!!!!)</text:p>
          </table:table-cell>
        </table:table-row>
        <table:table-row table:style-name="ro1">
          <table:table-cell office:value-type="string">
            <text:p>Jack</text:p>
          </table:table-cell>
          <table:table-cell/>
          <table:table-cell office:value-type="string">
            <text:p>Michimaru</text:p>
          </table:table-cell>
          <table:table-cell office:value-type="string">
            <text:p>merc hirers nixing contracts</text:p>
          </table:table-cell>
          <table:table-cell office:value-type="string">
            <text:p>contracts can be opted out of</text:p>
          </table:table-cell>
        </table:table-row>
        <table:table-row table:style-name="ro1">
          <table:table-cell office:value-type="string">
            <text:p>Joel</text:p>
          </table:table-cell>
          <table:table-cell office:value-type="string">
            <text:p>Jobo</text:p>
          </table:table-cell>
          <table:table-cell office:value-type="string">
            <text:p>Tsume Akimitsu</text:p>
          </table:table-cell>
          <table:table-cell office:value-type="string">
            <text:p>banished monk returning</text:p>
          </table:table-cell>
          <table:table-cell office:value-type="string">
            <text:p>handled on a per-district basis, ended up with Jack</text:p>
          </table:table-cell>
        </table:table-row>
      </table:table>
      <table:table table:name="Command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office:value-type="string">
            <text:p>Typical XP</text:p>
          </table:table-cell>
          <table:table-cell table:number-columns-repeated="3"/>
        </table:table-row>
        <table:table-row table:style-name="ro1">
          <table:table-cell office:value-type="string">
            <text:p>the city has</text:p>
          </table:table-cell>
          <table:table-cell office:value-type="string">
            <text:p>5 distric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each district has</text:p>
          </table:table-cell>
          <table:table-cell office:value-type="string">
            <text:p>1 captain</text:p>
          </table:table-cell>
          <table:table-cell office:value-type="string">
            <text:p>200+ XP</text:p>
          </table:table-cell>
          <table:table-cell table:number-columns-repeated="3"/>
        </table:table-row>
        <table:table-row table:style-name="ro1">
          <table:table-cell office:value-type="string">
            <text:p>each captain has</text:p>
          </table:table-cell>
          <table:table-cell office:value-type="string">
            <text:p>3 – 5 lieutenants</text:p>
          </table:table-cell>
          <table:table-cell office:value-type="string">
            <text:p>150 – 200 XP</text:p>
          </table:table-cell>
          <table:table-cell table:number-columns-repeated="3"/>
        </table:table-row>
        <table:table-row table:style-name="ro1">
          <table:table-cell office:value-type="string">
            <text:p>each lieutenant has</text:p>
          </table:table-cell>
          <table:table-cell office:value-type="string">
            <text:p>~ 5 sergeants</text:p>
          </table:table-cell>
          <table:table-cell office:value-type="string">
            <text:p>100 – 150 XP</text:p>
          </table:table-cell>
          <table:table-cell/>
          <table:table-cell office:value-type="string">
            <text:p>~ 15 – 25 sergeants per district</text:p>
          </table:table-cell>
          <table:table-cell/>
        </table:table-row>
        <table:table-row table:style-name="ro1">
          <table:table-cell office:value-type="string">
            <text:p>each sergeant has</text:p>
          </table:table-cell>
          <table:table-cell office:value-type="string">
            <text:p>~ 5 corporals</text:p>
          </table:table-cell>
          <table:table-cell office:value-type="string">
            <text:p>50 – 100 XP</text:p>
          </table:table-cell>
          <table:table-cell/>
          <table:table-cell office:value-type="string">
            <text:p>~ 75 – 125 corporals per district</text:p>
          </table:table-cell>
          <table:table-cell office:value-type="string">
            <text:p>~ 25 corporals per lieutenant</text:p>
          </table:table-cell>
        </table:table-row>
        <table:table-row table:style-name="ro1">
          <table:table-cell office:value-type="string">
            <text:p>each corporal has</text:p>
          </table:table-cell>
          <table:table-cell office:value-type="string">
            <text:p>~ 10 enlisted bushi</text:p>
          </table:table-cell>
          <table:table-cell office:value-type="string">
            <text:p>0 – 50 XP</text:p>
          </table:table-cell>
          <table:table-cell table:number-columns-repeated="3"/>
        </table:table-row>
      </table:table>
      <table:database-ranges>
        <table:database-range table:target-range-address="Characters.A1:Characters.IV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01/28/2010</text:date>, <text:time>05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li Courtwright</meta:initial-creator>
    <meta:creation-date>2009-03-23T00:23:10</meta:creation-date>
    <dc:creator>Eli Courtwright</dc:creator>
    <dc:date>2010-01-28T05:02:13</dc:date>
    <meta:editing-cycles>218</meta:editing-cycles>
    <meta:editing-duration>PT6H25M51S</meta:editing-duration>
    <meta:user-defined meta:name="Info 1"/>
    <meta:user-defined meta:name="Info 2"/>
    <meta:user-defined meta:name="Info 3"/>
    <meta:user-defined meta:name="Info 4"/>
    <meta:document-statistic meta:table-count="3" meta:cell-count="570"/>
  </office:meta>
</office:document-meta>
</file>